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family-generic="modern" style:font-pitch="fixed" style:name="Terminal" svg:font-family="Terminal"/>
    <style:font-face style:font-pitch="variable" style:name="Arial1" svg:font-family="Arial"/>
    <style:font-face style:font-pitch="variable" style:name="Tahoma" svg:font-family="Tahoma"/>
    <style:font-face style:font-family-generic="roman" style:font-pitch="variable" style:name="Arial" svg:font-family="Arial"/>
    <style:font-face style:font-family-generic="roman" style:font-pitch="variable" style:name="Bell MT" svg:font-family="'Bell MT'"/>
    <style:font-face style:font-family-generic="roman" style:font-pitch="variable" style:name="Century" svg:font-family="Century"/>
    <style:font-face style:font-family-generic="roman" style:font-pitch="variable" style:name="Century1" svg:font-family="Century"/>
    <style:font-face style:font-family-generic="roman" style:font-pitch="variable" style:name="Times New Roman" svg:font-family="'Times New Roman'"/>
    <style:font-face style:font-family-generic="roman" style:font-pitch="variable" style:name="Times New Roman1" svg:font-family="'Times New Roman'"/>
    <style:font-face style:font-family-generic="swiss" style:font-pitch="variable" style:name="Calibri" svg:font-family="Calibri"/>
    <style:font-face style:font-family-generic="swiss" style:font-pitch="variable" style:name="Arial" svg:font-family="Arial"/>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automatic-styles>
    <style:style style:family="paragraph" style:name="a7d4100" style:parent-style-name="Default_20_Text">
      <style:text-properties fo:background-color="transparent" fo:font-size="16.0pt" fo:font-style="italic" fo:font-weight="bold" style:font-name="Times New Roman" style:font-style-asian="italic" style:font-style-complex="italic"/>
    </style:style>
    <style:style style:family="paragraph" style:name="a4e9c07" style:parent-style-name="Default_20_Text">
      <style:text-properties fo:background-color="transparent" fo:font-size="16.0pt" fo:font-style="italic" fo:font-weight="bold" style:font-name="Times New Roman" style:font-style-asian="italic" style:font-style-complex="italic"/>
    </style:style>
    <style:style style:family="text" style:name="a74c144">
      <style:text-properties fo:font-size="18.0pt" fo:font-style="italic" fo:font-weight="bold" style:font-size-asian="18.0pt" style:font-style-asian="italic" style:font-style-complex="italic" style:font-weight-asian="bold" style:font-weight-complex="bold"/>
    </style:style>
    <style:style style:family="paragraph" style:name="a99be14" style:parent-style-name="Default_20_Text">
      <style:text-properties fo:font-size="18.0pt" fo:font-style="italic" fo:font-weight="bold" style:font-size-asian="18.0pt" style:font-style-asian="italic" style:font-style-complex="italic" style:font-weight-asian="bold" style:font-weight-complex="bold"/>
    </style:style>
    <style:style style:family="text" style:name="abe4265">
      <style:text-properties fo:font-style="italic" fo:font-weight="bold" style:font-style-asian="italic" style:font-style-complex="italic" style:font-weight-asian="bold" style:font-weight-complex="bold"/>
    </style:style>
    <style:style style:family="text" style:name="a7a5e03">
      <style:text-properties fo:font-style="normal" fo:font-weight="bold" style:font-style-asian="normal" style:font-style-complex="normal" style:font-weight-asian="bold" style:font-weight-complex="bold"/>
    </style:style>
    <style:style style:family="text" style:name="ad11500">
      <style:text-properties fo:font-style="normal" fo:font-weight="normal" style:font-style-asian="normal" style:font-style-complex="normal" style:font-weight-asian="normal" style:font-weight-complex="normal"/>
    </style:style>
    <style:style style:family="text" style:name="a01efdb">
      <style:text-properties fo:font-style="italic" fo:font-weight="normal" style:font-style-asian="italic" style:font-style-complex="italic" style:font-weight-asian="normal" style:font-weight-complex="normal"/>
    </style:style>
    <style:style style:family="text" style:name="aa613af">
      <style:text-properties fo:font-style="normal" fo:font-weight="normal" style:font-style-asian="normal" style:font-style-complex="normal" style:font-weight-asian="normal" style:font-weight-complex="normal"/>
    </style:style>
    <style:style style:family="text" style:name="af6b091">
      <style:text-properties fo:font-size="18.0pt" style:font-size-asian="18.0pt"/>
    </style:style>
    <style:style style:family="paragraph" style:name="ac84eab" style:parent-style-name="Default_20_Text">
      <style:text-properties/>
    </style:style>
    <style:style style:family="paragraph" style:name="a408f83" style:parent-style-name="Default_20_Text">
      <style:text-properties fo:font-size="22.0pt" style:font-name="Century1" style:font-name-asian="Century1" style:font-name-complex="Century1" style:font-size-asian="22.0pt"/>
    </style:style>
    <style:style style:family="text" style:name="aba09bb">
      <style:text-properties fo:font-size="18.0pt" style:font-name="Terminal" style:font-name-asian="Terminal" style:font-name-complex="Terminal" style:font-size-asian="18.0pt"/>
    </style:style>
    <style:style style:family="text" style:name="a7fee3c">
      <style:text-properties fo:font-size="16.0pt" style:font-name="Times New Roman1" style:font-name-asian="Times New Roman1" style:font-name-complex="Times New Roman1" style:font-size-asian="16.0pt"/>
    </style:style>
    <style:style style:family="text" style:name="ae69e44">
      <style:text-properties fo:font-size="14.0pt" style:font-size-asian="14.0pt"/>
    </style:style>
    <style:style style:family="text" style:name="aac3416">
      <style:text-properties fo:font-weight="bold" style:font-weight-asian="bold" style:font-weight-complex="bold"/>
    </style:style>
    <style:style style:family="text" style:name="a6c7878">
      <style:text-properties fo:font-weight="bold" style:font-weight-asian="bold" style:font-weight-complex="bold"/>
    </style:style>
    <style:style style:family="text" style:name="a36aa6f">
      <style:text-properties fo:font-weight="normal" style:font-weight-asian="normal" style:font-weight-complex="normal"/>
    </style:style>
    <style:style style:family="paragraph" style:name="a157d5c" style:parent-style-name="Default_20_Text">
      <style:text-properties/>
    </style:style>
    <style:style style:family="text" style:name="ac6f7e2">
      <style:text-properties fo:font-weight="bold" style:font-weight-asian="bold" style:font-weight-complex="bold"/>
    </style:style>
    <style:style style:family="text" style:name="a4ed414">
      <style:text-properties fo:font-weight="bold" style:font-weight-asian="bold" style:font-weight-complex="bold"/>
    </style:style>
    <style:style style:family="text" style:name="ac52f9b">
      <style:text-properties fo:font-weight="bold" style:font-weight-asian="bold" style:font-weight-complex="bold"/>
    </style:style>
    <style:style style:family="text" style:name="a18d07c">
      <style:text-properties fo:font-style="italic" fo:font-weight="bold" style:font-style-asian="italic" style:font-style-complex="italic" style:font-weight-asian="bold" style:font-weight-complex="bold"/>
    </style:style>
    <style:style style:family="text" style:name="a888cbd">
      <style:text-properties fo:font-style="italic" style:font-style-asian="italic" style:font-style-complex="italic"/>
    </style:style>
    <style:style style:family="text" style:name="ad724db">
      <style:text-properties fo:font-weight="bold" style:font-weight-asian="bold" style:font-weight-complex="bold"/>
    </style:style>
    <style:style style:family="text" style:name="a215f3e">
      <style:text-properties fo:font-style="italic" fo:font-weight="bold" style:font-style-asian="italic" style:font-style-complex="italic" style:font-weight-asian="bold" style:font-weight-complex="bold"/>
    </style:style>
    <style:style style:family="text" style:name="a735335">
      <style:text-properties fo:font-size="15.0pt" fo:font-style="italic" fo:font-weight="normal" style:font-name="Bell MT" style:font-style-asian="italic" style:font-style-complex="italic"/>
    </style:style>
    <style:style style:family="text" style:name="af00eac">
      <style:text-properties fo:font-size="15.0pt" fo:font-style="italic" fo:font-weight="normal" style:font-name="Bell MT"/>
    </style:style>
    <style:style style:family="text" style:name="ac4ceb3">
      <style:text-properties fo:font-style="italic" fo:font-weight="normal" style:font-name="Bell MT"/>
    </style:style>
    <style:style style:family="text" style:name="a74f280">
      <style:text-properties fo:font-weight="bold" style:font-weight-asian="bold" style:font-weight-complex="bold"/>
    </style:style>
    <style:style style:family="text" style:name="a29193b">
      <style:text-properties fo:font-style="italic" fo:font-weight="bold" style:font-style-asian="italic" style:font-style-complex="italic" style:font-weight-asian="bold" style:font-weight-complex="bold"/>
    </style:style>
    <style:style style:family="text" style:name="a1762be">
      <style:text-properties fo:font-size="20.0pt" fo:font-style="italic" fo:font-weight="bold" style:font-style-asian="italic" style:font-style-complex="italic" style:font-weight-asian="bold" style:font-weight-complex="bold"/>
    </style:style>
    <style:style style:family="text" style:name="a61540a">
      <style:text-properties fo:font-size="20.0pt"/>
    </style:style>
    <style:style style:family="text" style:name="ae34be0">
      <style:text-properties fo:background-color="transparent" style:text-underline-style="solid"/>
    </style:style>
    <style:style style:family="paragraph" style:name="ad4b774" style:parent-style-name="Default_20_Text">
      <style:text-properties/>
    </style:style>
    <style:style style:family="text" style:name="a9f7b5d">
      <style:text-properties fo:font-size="18.0pt" fo:font-style="normal" style:font-name="Calibri"/>
    </style:style>
    <style:style style:family="text" style:name="a953973">
      <style:text-properties fo:font-weight="bold" style:font-weight-asian="bold" style:font-weight-complex="bold"/>
    </style:style>
    <style:style style:family="text" style:name="ada70a2">
      <style:text-properties fo:font-size="13.0pt" fo:font-style="normal" style:font-name="Times New Roman1"/>
    </style:style>
    <style:style style:family="text" style:name="a207c2c">
      <style:text-properties fo:background-color="transparent" fo:font-style="italic" style:font-name="Century"/>
    </style:style>
    <style:style style:family="paragraph" style:name="a648de0" style:parent-style-name="Default_20_Text">
      <style:text-properties/>
    </style:style>
    <style:style style:family="paragraph" style:name="a084a38" style:parent-style-name="Default_20_Text">
      <style:text-properties fo:background-color="transparent" fo:font-style="italic" style:font-name="Century"/>
    </style:style>
    <style:style style:family="text" style:name="ab01b9b">
      <style:text-properties fo:font-weight="bold" style:font-weight-asian="bold" style:font-weight-complex="bold"/>
    </style:style>
    <style:style style:family="text" style:name="a426417">
      <style:text-properties fo:font-style="italic" style:font-style-asian="italic" style:font-style-complex="italic"/>
    </style:style>
    <style:style style:family="text" style:name="aa1189f">
      <style:text-properties fo:font-size="8.0pt" style:font-name="Times New Roman1"/>
    </style:style>
    <style:style style:family="text" style:name="adae577">
      <style:text-properties fo:background-color="transparent" style:text-underline-style="solid"/>
    </style:style>
    <style:style style:family="paragraph" style:name="a6734c2" style:parent-style-name="Default_20_Text">
      <style:text-properties/>
    </style:style>
    <style:style style:family="text" style:name="ae15bc1">
      <style:text-properties fo:background-color="transparent" fo:font-style="italic" style:font-name="Century"/>
    </style:style>
    <style:style style:family="text" style:name="a86b729">
      <style:text-properties fo:font-weight="normal" style:font-weight-asian="normal" style:font-weight-complex="normal"/>
    </style:style>
    <style:style style:family="text" style:name="a71bd18">
      <style:text-properties fo:font-weight="bold" style:font-weight-asian="bold" style:font-weight-complex="bold"/>
    </style:style>
    <style:style style:family="text" style:name="ab90622">
      <style:text-properties fo:font-weight="bold" style:font-weight-asian="bold" style:font-weight-complex="bold"/>
    </style:style>
    <style:style style:family="paragraph" style:name="a0b1262" style:parent-style-name="Default_20_Text">
      <style:text-properties fo:background-color="transparent" fo:font-size="16.0pt" fo:font-style="italic" fo:font-weight="bold" style:font-name="Times New Roman" style:font-style-asian="italic" style:font-style-complex="italic" style:font-weight-asian="bold" style:font-weight-complex="bold"/>
    </style:style>
    <style:style style:family="paragraph" style:name="a3dafc3" style:parent-style-name="Default_20_Text">
      <style:text-properties fo:background-color="transparent" fo:font-size="16.0pt" fo:font-style="italic" fo:font-weight="bold" style:font-name="Times New Roman" style:font-style-asian="italic" style:font-style-complex="italic"/>
    </style:style>
    <style:style style:family="text" style:name="ac539b2">
      <style:text-properties fo:background-color="transparent" fo:font-size="8.0pt" style:font-name="Times New Roman1" style:text-underline-style="solid"/>
    </style:style>
    <style:style style:family="text" style:name="adfec25">
      <style:text-properties fo:background-color="transparent" fo:font-size="13.0pt" fo:font-style="normal" style:font-name="Times New Roman1"/>
    </style:style>
    <style:style style:family="text" style:name="a7db742">
      <style:text-properties fo:background-color="transparent" fo:font-size="20.0pt" style:text-underline-style="solid"/>
    </style:style>
    <style:style style:family="text" style:name="a7f7758">
      <style:text-properties fo:background-color="transparent" fo:font-size="20.0pt" fo:font-style="italic" fo:font-weight="bold" style:font-style-asian="italic" style:font-style-complex="italic" style:font-weight-asian="bold" style:font-weight-complex="bold" style:text-underline-style="solid"/>
    </style:style>
    <style:style style:family="text" style:name="afb9eaa">
      <style:text-properties fo:background-color="transparent" fo:font-style="italic" fo:font-weight="bold" style:font-style-asian="italic" style:font-style-complex="italic" style:font-weight-asian="bold" style:font-weight-complex="bold" style:text-underline-style="solid"/>
    </style:style>
    <style:style style:family="text" style:name="a33d238">
      <style:text-properties fo:background-color="transparent" fo:font-weight="bold" style:font-weight-asian="bold" style:font-weight-complex="bold" style:text-underline-style="solid"/>
    </style:style>
    <style:style style:family="text" style:name="aae82ea">
      <style:text-properties fo:font-weight="bold" style:font-weight-asian="bold" style:font-weight-complex="bold"/>
    </style:style>
    <style:style style:family="text" style:name="af98003">
      <style:text-properties fo:font-size="18.0pt" fo:font-style="normal" fo:font-weight="normal" style:font-size-asian="18.0pt" style:font-style-asian="normal" style:font-style-complex="normal" style:font-weight-asian="normal" style:font-weight-complex="normal"/>
    </style:style>
    <style:style style:family="text" style:name="a42fd21">
      <style:text-properties fo:font-size="18.0pt" fo:font-style="italic" fo:font-weight="normal" style:font-size-asian="18.0pt" style:font-style-asian="italic" style:font-style-complex="italic" style:font-weight-asian="normal" style:font-weight-complex="normal"/>
    </style:style>
  </office:automatic-styles>
  <office:body>
    <office:text>
      <text:p text:style-name="a3dafc3">Featured Text</text:p>
      <text:p text:style-name="a0b1262"/>
      <text:p text:style-name="Default_20_Text"><text:span text:style-name="ab90622">Task1.</text:span>change “bold” to bold font.</text:p>
      <text:p text:style-name="Header">FooterHeader</text:p>
      <text:p text:style-name="Header">FooterHeader</text:p>
      <text:p text:style-name="Header">FooterHeader</text:p>
      <text:p text:style-name="Header"/>
      <text:p text:style-name="Default_20_Text"><text:span text:style-name="a71bd18">Task2.</text:span><text:s/><text:span text:style-name="a86b729">d</text:span>elete<text:s/><text:span text:style-name="ae15bc1">next</text:span><text:s/>paragraph</text:p>
      <text:p text:style-name="a6734c2"><text:span text:style-name="ac539b2">Hello [de</text:span><text:span text:style-name="aa1189f">lete]</text:span>, I<text:s/><text:span text:style-name="a426417">will</text:span><text:s/>be<text:s/><text:span text:style-name="ab01b9b">delete</text:span><text:s/></text:p>
      <text:p text:style-name="a084a38">haha<text:s/><text:s text:c="2"/>delete</text:p>
      <text:p text:style-name="a648de0"><text:span text:style-name="adfec25">differ</text:span><text:span text:style-name="ada70a2">ent span in one single word</text:span><text:s/><text:span text:style-name="a953973">de</text:span><text:s/><text:span text:style-name="a9f7b5d">le</text:span>te haha</text:p>
      <text:p text:style-name="ad4b774"><text:span text:style-name="ae34be0">He</text:span><text:span text:style-name="a7db742">llo</text:span><text:span text:style-name="ae34be0"><text:s/></text:span><text:span text:style-name="a7f7758">de</text:span><text:span text:style-name="afb9eaa">le</text:span><text:span text:style-name="a33d238">te</text:span><text:span text:style-name="a74f280"> th</text:span>is w<text:span text:style-name="ac4ceb3">ord<text:s/></text:span><text:span text:style-name="af00eac">d</text:span><text:span text:style-name="a735335">e</text:span><text:span text:style-name="a215f3e">le</text:span><text:span text:style-name="ad724db">te haha</text:span><text:s/><text:span text:style-name="a888cbd">de</text:span><text:span text:style-name="a18d07c">l</text:span><text:span text:style-name="ac52f9b">et</text:span>e<text:s/><text:s/>oyeah</text:p>
      <text:p text:style-name="Default_20_Text"><text:span text:style-name="a4ed414">Task3.</text:span>turn “red” to red.</text:p>
      <text:p text:style-name="Header">FooterHeader</text:p>
      <text:p text:style-name="Header">FooterHeader</text:p>
      <text:p text:style-name="Header">FooterHeader</text:p>
      <text:p text:style-name="Default_20_Text"><text:span text:style-name="ac6f7e2">Task4</text:span>.Delete the repeated item in the following set</text:p>
      <text:p text:style-name="Default_20_Text">{1,2,1,3,4,2,4,5,2,6,8,7,3,9,0}</text:p>
      <text:p text:style-name="Default_20_Text"/>
      <text:p text:style-name="a157d5c"><text:span text:style-name="aae82ea">Task</text:span><text:span text:style-name="a6c7878">5.</text:span>Change the ODFDOM to Odf Toolkit, and bold them<text:s/><text:span text:style-name="aac3416">FooterHeader</text:span>.</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text:span text:style-name="ae69e44">Arial14 Arial14</text:span><text:s/><text:span text:style-name="a7fee3c">Roman16 Romanl16</text:span><text:s/><text:span text:style-name="aba09bb">Terminal18</text:span><text:s/></text:p>
      <text:p text:style-name="a408f83">Century22</text:p>
      <text:p text:style-name="ac84eab"><text:span text:style-name="af98003">Effect<text:s/><text:s/></text:span><text:span text:style-name="a42fd21">Eff</text:span><text:span text:style-name="a01efdb">ect</text:span><text:s/><text:span text:style-name="ad11500"><text:s/></text:span><text:span text:style-name="a7a5e03">Effect</text:span><text:s/><text:span text:style-name="abe4265">Effect</text:span><text:s/></text:p>
      <text:p text:style-name="a99be14"/>
      <text:p text:style-name="Default_20_Text"><text:span text:style-name="a74c144">Section1 This is a section.</text:span><text:s/></text:p>
      <text:p text:style-name="a4e9c07"/>
      <text:p text:style-name="a7d4100"/>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family-generic="modern" style:font-pitch="fixed" style:name="Terminal" svg:font-family="Terminal"/>
    <style:font-face style:font-pitch="variable" style:name="Arial1" svg:font-family="Arial"/>
    <style:font-face style:font-pitch="variable" style:name="Tahoma" svg:font-family="Tahoma"/>
    <style:font-face style:font-family-generic="roman" style:font-pitch="variable" style:name="Arial" svg:font-family="Arial"/>
    <style:font-face style:font-family-generic="roman" style:font-pitch="variable" style:name="Bell MT" svg:font-family="'Bell MT'"/>
    <style:font-face style:font-family-generic="roman" style:font-pitch="variable" style:name="Century" svg:font-family="Century"/>
    <style:font-face style:font-family-generic="roman" style:font-pitch="variable" style:name="Century1" svg:font-family="Century"/>
    <style:font-face style:font-family-generic="roman" style:font-pitch="variable" style:name="Times New Roman" svg:font-family="'Times New Roman'"/>
    <style:font-face style:font-family-generic="roman" style:font-pitch="variable" style:name="Times New Roman1" svg:font-family="'Times New Roman'"/>
    <style:font-face style:font-family-generic="swiss" style:font-pitch="variable" style:name="Calibri" svg:font-family="Calibri"/>
    <style:font-face style:font-family-generic="swiss" style:font-pitch="variable" style:name="Arial" svg:font-family="Arial"/>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styles>
    <style:default-style style:family="paragraph">
      <style:paragraph-properties/>
      <style:text-properties fo:country="US" fo:font-size="12.0pt" fo:language="en" style:font-name="Arial" style:font-name-asian="Arial1" style:font-name-complex="Tahoma" style:font-size-asian="12.0pt" style:use-window-font-color="true"/>
    </style:default-style>
    <style:style style:display-name="Default Text" style:family="paragraph" style:name="Default_20_Text" style:parent-style-name="default_paragraph_style"/>
    <style:style style:family="paragraph" style:name="Header" style:parent-style-name="Default_20_Text">
      <style:paragraph-properties>
        <style:tab-stops>
          <style:tab-stop style:position="7.62cm" style:type="center"/>
          <style:tab-stop style:position="15.24cm" style:type="right"/>
        </style:tab-stops>
      </style:paragraph-properties>
    </style:style>
    <style:style style:family="paragraph" style:name="Footer" style:parent-style-name="Default_20_Text">
      <style:paragraph-properties>
        <style:tab-stops>
          <style:tab-stop style:position="7.62cm" style:type="center"/>
          <style:tab-stop style:position="15.24cm" style:type="right"/>
        </style:tab-stops>
      </style:paragraph-properties>
    </style:style>
    <style:style style:display-name="Text Body Single" style:family="paragraph" style:name="Text_20_Body_20_Single" style:parent-style-name="Default_20_Text">
      <style:paragraph-properties fo:margin-bottom="2.12mm" fo:margin-top="0.0mm"/>
    </style:style>
    <style:style style:family="paragraph" style:name="List" style:parent-style-name="Text_20_Body_20_Single">
      <style:text-properties style:font-name-complex="Tahoma1"/>
    </style:style>
    <style:style style:family="paragraph" style:name="Index" style:parent-style-name="Default_20_Text">
      <style:text-properties style:font-name-complex="Tahoma1"/>
    </style:style>
    <style:style style:family="paragraph" style:name="Caption" style:parent-style-name="Default_20_Text">
      <style:paragraph-properties fo:margin-bottom="2.12mm" fo:margin-top="2.12mm"/>
      <style:text-properties fo:font-size="10.0pt" fo:font-style="italic" style:font-name-complex="Tahoma1" style:font-size-asian="10.0pt" style:font-style-asian="italic" style:font-style-complex="italic"/>
    </style:style>
    <style:style style:display-name="Internet link" style:family="text" style:name="Internet_20_link" style:parent-style-name="default_character_style">
      <style:text-properties fo:color="#000080" style:text-underline-style="solid"/>
    </style:style>
    <style:default-style style:family="graphic">
      <style:text-properties fo:country="US" fo:font-size="12.0pt" fo:language="en" style:font-name="Arial" style:font-name-asian="Arial1" style:font-name-complex="Tahoma" style:font-size-asian="12.0pt" style:use-window-font-color="true"/>
    </style:default-style>
  </office:styles>
  <office:automatic-styles/>
  <office:master-styles>
    <style:master-page style:name="Standard">
      <style:header>
        <text:p text:style-name="Header">FooterHeader<text:s/><text:s text:c="2"/>delete</text:p>
      </style:header>
      <style:footer>
        <text:p text:style-name="Header">FooterHeader<text:s/><text:s text:c="2"/>delete</text:p>
      </style:footer>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43</dc:date>
    <meta:editing-cycles>2</meta:editing-cycles>
    <meta:editing-duration>PT0.007S</meta:editing-duration>
  </office:meta>
</office:document-meta>
</file>